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ef3e5" officeooo:paragraph-rsid="000ef3e5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ea44b" officeooo:paragraph-rsid="000ce2e6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0ce2e6" officeooo:paragraph-rsid="000ce2e6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43646" officeooo:paragraph-rsid="00143646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5b4ff" officeooo:paragraph-rsid="0015b4ff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b2cbd" officeooo:paragraph-rsid="001b2cbd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1e0c43" officeooo:paragraph-rsid="001e0c43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008fd" officeooo:paragraph-rsid="002008fd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12027" officeooo:paragraph-rsid="00212027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1f84b" officeooo:paragraph-rsid="0021f84b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3562" officeooo:paragraph-rsid="00283562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53ba" officeooo:paragraph-rsid="002853ba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853ba" officeooo:paragraph-rsid="0035fb2a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97816" officeooo:paragraph-rsid="00143646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97816" officeooo:paragraph-rsid="001e0c43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ae622" officeooo:paragraph-rsid="002ae622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2d5a60" officeooo:paragraph-rsid="002d5a60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39042" officeooo:paragraph-rsid="0037b10f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4825f" officeooo:paragraph-rsid="0037b10f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6bc30" officeooo:paragraph-rsid="0037b10f" style:language-asian="zxx" style:country-asian="none" style:language-complex="zxx" style:country-complex="none"/>
    </style:style>
    <style:style style:name="P2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9a2b3" officeooo:paragraph-rsid="003a74d5" style:language-asian="zxx" style:country-asian="none" style:language-complex="zxx" style:country-complex="none"/>
    </style:style>
    <style:style style:name="P2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9a2b3" officeooo:paragraph-rsid="003af79f" style:language-asian="zxx" style:country-asian="none" style:language-complex="zxx" style:country-complex="none"/>
    </style:style>
    <style:style style:name="P2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9a2b3" officeooo:paragraph-rsid="00493588" style:language-asian="zxx" style:country-asian="none" style:language-complex="zxx" style:country-complex="none"/>
    </style:style>
    <style:style style:name="P2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e02b9" officeooo:paragraph-rsid="003e02b9" style:language-asian="zxx" style:country-asian="none" style:language-complex="zxx" style:country-complex="none"/>
    </style:style>
    <style:style style:name="P2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3fde9b" officeooo:paragraph-rsid="003fde9b" style:language-asian="zxx" style:country-asian="none" style:language-complex="zxx" style:country-complex="none"/>
    </style:style>
    <style:style style:name="P2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09926" officeooo:paragraph-rsid="00409926" style:language-asian="zxx" style:country-asian="none" style:language-complex="zxx" style:country-complex="none"/>
    </style:style>
    <style:style style:name="P2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b3660" officeooo:paragraph-rsid="004b3660" style:language-asian="zxx" style:country-asian="none" style:language-complex="zxx" style:country-complex="none"/>
    </style:style>
    <style:style style:name="P3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4e455e" officeooo:paragraph-rsid="004e455e" style:language-asian="zxx" style:country-asian="none" style:language-complex="zxx" style:country-complex="none"/>
    </style:style>
    <style:style style:name="P3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05f68" officeooo:paragraph-rsid="00505f68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4383b" officeooo:paragraph-rsid="0054383b" style:language-asian="zxx" style:country-asian="none" style:language-complex="zxx" style:country-complex="none"/>
    </style:style>
    <style:style style:name="P3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5b999" officeooo:paragraph-rsid="0055b999" style:language-asian="zxx" style:country-asian="none" style:language-complex="zxx" style:country-complex="none"/>
    </style:style>
    <style:style style:name="P3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9901c" officeooo:paragraph-rsid="0059901c" style:language-asian="zxx" style:country-asian="none" style:language-complex="zxx" style:country-complex="none"/>
    </style:style>
    <style:style style:name="P3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abdfb" officeooo:paragraph-rsid="005abdfb" style:language-asian="zxx" style:country-asian="none" style:language-complex="zxx" style:country-complex="none"/>
    </style:style>
    <style:style style:name="P3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ad43b" officeooo:paragraph-rsid="005ad43b" style:language-asian="zxx" style:country-asian="none" style:language-complex="zxx" style:country-complex="none"/>
    </style:style>
    <style:style style:name="P3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5f18b9" officeooo:paragraph-rsid="005f18b9" style:language-asian="zxx" style:country-asian="none" style:language-complex="zxx" style:country-complex="none"/>
    </style:style>
    <style:style style:name="P3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09fbb" officeooo:paragraph-rsid="00609fbb" style:language-asian="zxx" style:country-asian="none" style:language-complex="zxx" style:country-complex="none"/>
    </style:style>
    <style:style style:name="P3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1cd15" officeooo:paragraph-rsid="0061cd15" style:language-asian="zxx" style:country-asian="none" style:language-complex="zxx" style:country-complex="none"/>
    </style:style>
    <style:style style:name="P4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2f012" officeooo:paragraph-rsid="0062f012" style:language-asian="zxx" style:country-asian="none" style:language-complex="zxx" style:country-complex="none"/>
    </style:style>
    <style:style style:name="P4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359b0" officeooo:paragraph-rsid="006359b0" style:language-asian="zxx" style:country-asian="none" style:language-complex="zxx" style:country-complex="none"/>
    </style:style>
    <style:style style:name="P4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440d0" officeooo:paragraph-rsid="006440d0" style:language-asian="zxx" style:country-asian="none" style:language-complex="zxx" style:country-complex="none"/>
    </style:style>
    <style:style style:name="P4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61f29" officeooo:paragraph-rsid="00661f29" style:language-asian="zxx" style:country-asian="none" style:language-complex="zxx" style:country-complex="none"/>
    </style:style>
    <style:style style:name="P44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b7910" officeooo:paragraph-rsid="006b7910" style:language-asian="zxx" style:country-asian="none" style:language-complex="zxx" style:country-complex="none"/>
    </style:style>
    <style:style style:name="P45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6d0cde" officeooo:paragraph-rsid="006d0cde" style:language-asian="zxx" style:country-asian="none" style:language-complex="zxx" style:country-complex="none"/>
    </style:style>
    <style:style style:name="P46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41df1" officeooo:paragraph-rsid="00741df1" style:language-asian="zxx" style:country-asian="none" style:language-complex="zxx" style:country-complex="none"/>
    </style:style>
    <style:style style:name="P47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4dd51" officeooo:paragraph-rsid="0074dd51" style:language-asian="zxx" style:country-asian="none" style:language-complex="zxx" style:country-complex="none"/>
    </style:style>
    <style:style style:name="P48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60021" officeooo:paragraph-rsid="00760021" style:language-asian="zxx" style:country-asian="none" style:language-complex="zxx" style:country-complex="none"/>
    </style:style>
    <style:style style:name="P49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8d441" officeooo:paragraph-rsid="0078d441" style:language-asian="zxx" style:country-asian="none" style:language-complex="zxx" style:country-complex="none"/>
    </style:style>
    <style:style style:name="P50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b80d7" officeooo:paragraph-rsid="007b80d7" style:language-asian="zxx" style:country-asian="none" style:language-complex="zxx" style:country-complex="none"/>
    </style:style>
    <style:style style:name="P51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cf848" officeooo:paragraph-rsid="007cf848" style:language-asian="zxx" style:country-asian="none" style:language-complex="zxx" style:country-complex="none"/>
    </style:style>
    <style:style style:name="P52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7fae2b" officeooo:paragraph-rsid="007fae2b" style:language-asian="zxx" style:country-asian="none" style:language-complex="zxx" style:country-complex="none"/>
    </style:style>
    <style:style style:name="P53" style:family="paragraph" style:parent-style-name="Standard">
      <style:paragraph-properties fo:text-align="start" style:justify-single-word="false">
        <style:tab-stops>
          <style:tab-stop style:position="9.313cm"/>
        </style:tab-stops>
      </style:paragraph-properties>
      <style:text-properties fo:language="de" fo:country="DE" officeooo:rsid="008104db" officeooo:paragraph-rsid="008104db" style:language-asian="zxx" style:country-asian="none" style:language-complex="zxx" style:country-complex="none"/>
    </style:style>
    <style:style style:name="T1" style:family="text">
      <style:text-properties officeooo:rsid="000e0e86"/>
    </style:style>
    <style:style style:name="T2" style:family="text">
      <style:text-properties officeooo:rsid="0010fbbe"/>
    </style:style>
    <style:style style:name="T3" style:family="text">
      <style:text-properties officeooo:rsid="00165795"/>
    </style:style>
    <style:style style:name="T4" style:family="text">
      <style:text-properties officeooo:rsid="001bcd48"/>
    </style:style>
    <style:style style:name="T5" style:family="text">
      <style:text-properties officeooo:rsid="001f64bc"/>
    </style:style>
    <style:style style:name="T6" style:family="text">
      <style:text-properties officeooo:rsid="0021f84b"/>
    </style:style>
    <style:style style:name="T7" style:family="text">
      <style:text-properties officeooo:rsid="002689a1"/>
    </style:style>
    <style:style style:name="T8" style:family="text">
      <style:text-properties officeooo:rsid="002d01c9"/>
    </style:style>
    <style:style style:name="T9" style:family="text">
      <style:text-properties officeooo:rsid="0032fe82"/>
    </style:style>
    <style:style style:name="T10" style:family="text">
      <style:text-properties officeooo:rsid="0034825f"/>
    </style:style>
    <style:style style:name="T11" style:family="text">
      <style:text-properties officeooo:rsid="0035fb2a"/>
    </style:style>
    <style:style style:name="T12" style:family="text">
      <style:text-properties officeooo:rsid="0036bc30"/>
    </style:style>
    <style:style style:name="T13" style:family="text">
      <style:text-properties officeooo:rsid="0037b10f"/>
    </style:style>
    <style:style style:name="T14" style:family="text">
      <style:text-properties officeooo:rsid="00493588"/>
    </style:style>
    <style:style style:name="T15" style:family="text">
      <style:text-properties officeooo:rsid="004c1c8d"/>
    </style:style>
    <style:style style:name="T16" style:family="text">
      <style:text-properties officeooo:rsid="004f2e2f"/>
    </style:style>
    <style:style style:name="T17" style:family="text">
      <style:text-properties officeooo:rsid="00505f68"/>
    </style:style>
    <style:style style:name="T18" style:family="text">
      <style:text-properties officeooo:rsid="00528425"/>
    </style:style>
    <style:style style:name="T19" style:family="text">
      <style:text-properties officeooo:rsid="005a55d4"/>
    </style:style>
    <style:style style:name="T20" style:family="text">
      <style:text-properties officeooo:rsid="005bdc83"/>
    </style:style>
    <style:style style:name="T21" style:family="text">
      <style:text-properties officeooo:rsid="005c27a0"/>
    </style:style>
    <style:style style:name="T22" style:family="text">
      <style:text-properties officeooo:rsid="005dfb57"/>
    </style:style>
    <style:style style:name="T23" style:family="text">
      <style:text-properties officeooo:rsid="00641f4e"/>
    </style:style>
    <style:style style:name="T24" style:family="text">
      <style:text-properties officeooo:rsid="00699ae7"/>
    </style:style>
    <style:style style:name="T25" style:family="text">
      <style:text-properties officeooo:rsid="006e5765"/>
    </style:style>
    <style:style style:name="T26" style:family="text">
      <style:text-properties officeooo:rsid="007018f7"/>
    </style:style>
    <style:style style:name="T27" style:family="text">
      <style:text-properties officeooo:rsid="00793591"/>
    </style:style>
    <style:style style:name="T28" style:family="text">
      <style:text-properties officeooo:rsid="007cf8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us Story</text:p>
      <text:p text:style-name="P1"/>
      <text:p text:style-name="P2">Geboren ...</text:p>
      <text:p text:style-name="P2"/>
      <text:p text:style-name="P2"/>
      <text:p text:style-name="P2"/>
      <text:p text:style-name="P2">12 Jahre → Jesus geht nach Jerusalem → Paschafest → Eltern reisen mit Karawane zurück</text:p>
      <text:p text:style-name="P2">→ mitreisen → Tod</text:p>
      <text:p text:style-name="P2">→ nicht mitreisen → Jesus im Tempel → beeindruckt Priester</text:p>
      <text:p text:style-name="P2"/>
      <text:p text:style-name="P2"/>
      <text:p text:style-name="P4">Taufe (30 Jahre)</text:p>
      <text:p text:style-name="P2">→<text:span text:style-name="T1"> taufen lassen → wirken wir stärker → Religion wird stärker</text:span></text:p>
      <text:p text:style-name="P2">→<text:span text:style-name="T1"> nicht taufen lassen → Tod → Alle Sterben</text:span></text:p>
      <text:p text:style-name="P2"/>
      <text:p text:style-name="P3">Blut Frau</text:p>
      <text:p text:style-name="P3">→ heilen / Religion wird stärker/ positiver Weg</text:p>
      <text:p text:style-name="P3">→ nicht heilen/Religion wird schwächer /negativer Weg</text:p>
      <text:p text:style-name="P3"/>
      <text:p text:style-name="P3">Bet<text:span text:style-name="T2">h</text:span>esda See <text:s/></text:p>
      <text:p text:style-name="P3">→ helfen → Religion wird stärker/ positiver Weg</text:p>
      <text:p text:style-name="P3">→ nicht helfen → Religion wird schwächer /negativer Weg</text:p>
      <text:p text:style-name="P2"/>
      <text:p text:style-name="P2"/>
      <text:p text:style-name="P31">0</text:p>
      <text:p text:style-name="P6">Kaiser Augustus hat eine Volkszählung befohlen.&lt;br&gt;</text:p>
      <text:p text:style-name="P6">Dadurch müssen deine Eltern zurück nach Bethlehem reisen.&lt;br&gt;</text:p>
      <text:p text:style-name="P16"/>
      <text:p text:style-name="P6">Durch die Volkszählung waren alle Gasthäuser überfüllt und es gab kein einziges freies Zimmer mehr.&lt;br&gt;</text:p>
      <text:p text:style-name="P7">Es gab nur noch einen einzigen freien Stall, <text:span text:style-name="T3">in welchem du geboren wurdest.</text:span>&lt;br&gt;</text:p>
      <text:p text:style-name="P8">Deine Eltern gaben dir den Namen Jesus. &lt;br<text:span text:style-name="T4">&gt;</text:span></text:p>
      <text:p text:style-name="P9">Hirten kommen und behaupten, sie hätten einen Engel gesehen, der ihnen verkündetet hat, dass ein Heilland geboren sei. <text:span text:style-name="T5">&lt;br&gt;</text:span></text:p>
      <text:p text:style-name="P17"/>
      <text:p text:style-name="P10">Es kommen auch noch 3 Männer aus dem Morgenland, welche Geschenke für den Heilland dabei haben. &lt;br&gt;</text:p>
      <text:p text:style-name="P11">Sie behaupten, sie hätten einen neuen Stern am Nachthimmel entdeckt.<text:span text:style-name="T6">&lt;br&gt;</text:span></text:p>
      <text:p text:style-name="P12">Sie fragten sich , was dieser Stern zu bedeuten hat.&lt;br&gt;</text:p>
      <text:p text:style-name="P12">Aus Neugierde folgten sie dem Stern und er führte sie nach Bethlehem <text:span text:style-name="T7">zum Stall</text:span>.&lt;br&gt;</text:p>
      <text:p text:style-name="P13">Sie bringen Weihrauch, Gold und Myrrhe.&lt;br&gt;</text:p>
      <text:p text:style-name="P13"/>
      <text:p text:style-name="P18">&lt;button&gt;Weiter&lt;/button&gt;</text:p>
      <text:p text:style-name="P31">1</text:p>
      <text:p text:style-name="P14">12 Jahre später <text:span text:style-name="T8">&lt;br&gt;</text:span></text:p>
      <text:p text:style-name="P19"/>
      <text:p text:style-name="P19">Du wohnst jetzt mit deinen Eltern <text:span text:style-name="T9">Josef und Maria in Nazaret.&lt;br&gt;</text:span></text:p>
      <text:p text:style-name="P20">Jedes Jahr <text:span text:style-name="T10">gingen deine Eltern zum Passa-Fest nach Jerusalem.</text:span>&lt;br&gt;</text:p>
      <text:p text:style-name="P21"><text:span text:style-name="T12">Doch dieses Jahr kannst du zum ersten Mal mitgehen&lt;br&gt;</text:span></text:p>
      <text:p text:style-name="P22">&lt;q&gt;<text:span text:style-name="T13">willst du mitgehen?</text:span>&lt;/q&gt;<text:span text:style-name="T17">2/3</text:span></text:p>
      <text:p text:style-name="P22"/>
      <text:p text:style-name="P23"/>
      <text:p text:style-name="P31"><text:soft-page-break/>2</text:p>
      <text:p text:style-name="P25"><text:span text:style-name="T11">Ihr müsst viele Tage wandern, doch letztendlich kommt ihr in Jerusalem an.&lt;br&gt;</text:span></text:p>
      <text:p text:style-name="P25"><text:span text:style-name="T14">Deine Eltern sagen, dass du dich schon wieder auf die Heimreise vorbereiten sollst.&lt;br&gt;</text:span></text:p>
      <text:p text:style-name="P29">Doch du eigentlich möchtest du noch nicht abreißen, <text:span text:style-name="T15">da ihr so viel Spaß hattet</text:span>.&lt;br&gt;</text:p>
      <text:p text:style-name="P30">&lt;q&gt;<text:span text:style-name="T16">Möchtest du mit deinen Eltern zurück nach Nazareth reisen?</text:span>&lt;/q&gt;<text:span text:style-name="T18">4/5</text:span></text:p>
      <text:p text:style-name="P15"/>
      <text:p text:style-name="P31">3</text:p>
      <text:p text:style-name="P26">Du bleibst zu Hause und wartest bis deine Eltern vom Fest wieder zurück kommen.&lt;br&gt;</text:p>
      <text:p text:style-name="P27">Ein Tag später wirst du jedoch von Räubern entführt.&lt;br&gt;</text:p>
      <text:p text:style-name="P28">&lt;gameOver&gt;</text:p>
      <text:p text:style-name="P28"/>
      <text:p text:style-name="P32">4</text:p>
      <text:p text:style-name="P34">Du machst dich mit deinen Eltern auf den Heimweg.<text:span text:style-name="T19">&lt;br&gt;</text:span></text:p>
      <text:p text:style-name="P36">An einer geeigneten Stelle schlagt ihr <text:span text:style-name="T21">mit anderen Leuten </text:span>eure Ze<text:span text:style-name="T20">l</text:span>te auf.<text:span text:style-name="T22">&lt;br&gt;</text:span></text:p>
      <text:p text:style-name="P37">Mitten in der Nacht, werdet ihr jedoch von Räubern überfallen und entführt.&lt;br&gt;</text:p>
      <text:p text:style-name="P33">&lt;gameOver&gt;</text:p>
      <text:p text:style-name="P32"/>
      <text:p text:style-name="P32">5</text:p>
      <text:p text:style-name="P35">Du beschließt in Jerusalem zu bleiben.&lt;br&gt;</text:p>
      <text:p text:style-name="P38">Deine Eltern machen sich der weile Sorgen, wo du geblieben bist.&lt;br&gt;</text:p>
      <text:p text:style-name="P39">Sie fragen überall nach dir, aber niemand scheint dich gesehen zu haben.&lt;br&gt;</text:p>
      <text:p text:style-name="P39">Weil sie dich nicht finden, gehen deine Eltern zurück nach Jerusalem.&lt;br&gt;</text:p>
      <text:p text:style-name="P40">Dort finden dich deine Eltern im Tempel wieder <text:span text:style-name="T24">und sind erleichtert</text:span>.&lt;br&gt;</text:p>
      <text:p text:style-name="P41">Du sprichst mit Gelehrten über Gott <text:span text:style-name="T23">und die heilige Schrift</text:span>.&lt;br&gt;</text:p>
      <text:p text:style-name="P42">Alle sind erstaunt und wundern sich, dass du bereits so viel Wissen besitzt.&lt;br&gt;</text:p>
      <text:p text:style-name="P44">Als dich deine Eltern fragen warum du in Jerusalem geblieben bist, sagst du.&lt;br&gt;</text:p>
      <text:p text:style-name="P44">&lt;q&gt;<text:span text:style-name="T25">Es war so schön hier</text:span>&lt;/q&gt;</text:p>
      <text:p text:style-name="P45">&lt;q&gt;<text:span text:style-name="T26">Ich muss doch im Haus meines Vaters sein</text:span>&lt;/q&gt;</text:p>
      <text:p text:style-name="P43"/>
      <text:p text:style-name="P43">6</text:p>
      <text:p text:style-name="P46">Du gehst dann mit deinen Elten aus den Tempel und kehrst zurück nach Nazaret.&lt;br&gt;</text:p>
      <text:p text:style-name="P46"/>
      <text:p text:style-name="P46"/>
      <text:p text:style-name="P47">7</text:p>
      <text:p text:style-name="P48">18 Jahre später.&lt;br&gt;</text:p>
      <text:p text:style-name="P49">Mit 30 Jahren <text:span text:style-name="T27">triffst du auf Johannes den Täufer.&lt;br&gt;</text:span></text:p>
      <text:p text:style-name="P53">Die Taufe wird alle deine Sünden vergeben.&lt;br&gt;</text:p>
      <text:p text:style-name="P50">Jetzt kannst du dich entscheiden ob du dich auch taufen lassen willst.&lt;br&gt;</text:p>
      <text:p text:style-name="P50">&lt;q&gt;Taufen lassen&lt;/q<text:span text:style-name="T28">&gt;8</text:span></text:p>
      <text:p text:style-name="P50">&lt;q&gt;Nicht Taufen lassen&lt;/q&gt;<text:span text:style-name="T28">9</text:span></text:p>
      <text:p text:style-name="P50"/>
      <text:p text:style-name="P51">8</text:p>
      <text:p text:style-name="P52">Eine Taube kommt vom Himmel geflogen und Gott spricht aus dem Himmel.&lt;br&gt;</text:p>
      <text:p text:style-name="P52">Er nennt dich seinen Sohn.&lt;br&gt;</text:p>
      <text:p text:style-name="P51"/>
      <text:p text:style-name="P51">9</text:p>
      <text:p text:style-name="P51"/>
      <text:p text:style-name="P43"/>
      <text:p text:style-name="P42"/>
      <text:p text:style-name="P38"><text:s/></text:p>
      <text:p text:style-name="P35"/>
      <text:p text:style-name="P24"/>
      <text:p text:style-name="P14"><text:soft-page-break/></text:p>
      <text:p text:style-name="P14"/>
      <text:p text:style-name="P12"/>
      <text:p text:style-name="P12"/>
      <text:p text:style-name="P12"/>
      <text:p text:style-name="P12"/>
      <text:p text:style-name="P10"/>
      <text:p text:style-name="P9"/>
      <text:p text:style-name="P8"/>
      <text:p text:style-name="P7"/>
      <text:p text:style-name="P7"/>
      <text:p text:style-name="P7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6M10S</meta:editing-duration>
    <meta:editing-cycles>118</meta:editing-cycles>
    <meta:generator>LibreOffice/5.4.7.2$Windows_X86_64 LibreOffice_project/c838ef25c16710f8838b1faec480ebba495259d0</meta:generator>
    <dc:date>2019-04-24T15:47:25.511000000</dc:date>
    <meta:document-statistic meta:table-count="0" meta:image-count="0" meta:object-count="0" meta:page-count="3" meta:paragraph-count="72" meta:word-count="538" meta:character-count="3345" meta:non-whitespace-character-count="2875"/>
    <meta:user-defined meta:name="Info 1"/>
    <meta:user-defined meta:name="Info 2"/>
    <meta:user-defined meta:name="Info 3"/>
    <meta:user-defined meta:name="Info 4"/>
  </office:meta>
</office:document-meta>
</file>